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60.png" xlink:type="simple" xlink:show="embed" xlink:actuate="onLoad"/></draw:frame></text:p>
          </table:table-cell>
          <table:table-cell table:style-name="Table1.B1" office:value-type="string">
            <text:h text:style-name="P6" text:outline-level="1">Оператор 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5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8cm" svg:height="1.48cm" draw:z-index="1"><draw:image xlink:href="../images/006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4">Блок </text:span><text:span text:style-name="T6">р</text:span><text:span text:style-name="T7">еализует операцию логического И:</text:span></text:p>
            <text:p text:style-name="P5"><text:span text:style-name="T7"><draw:frame draw:style-name="fr3" draw:name="Объект1" text:anchor-type="as-char" svg:width="13.236cm" svg:height="1.393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</text:span></text:p>
            <text:p text:style-name="P4"><text:span text:style-name="T6">где </text:span><text:span text:style-name="T6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 – выходной сигнал блока, <text:s/></text:span><text:span text:style-name="T6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входные сигналы.</text:span></text:p>
            <text:p text:style-name="P4"><text:span text:style-name="T8">Свойства</text:span>:</text:p>
            <text:list xml:id="list7415271502597014538" text:style-name="L1">
              <text:list-item>
                <text:p text:style-name="P7">Количество портов — количество входных портов<draw:frame draw:style-name="fr3" draw:name="Object1" text:anchor-type="as-char" svg:width="0.469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</text:list>
            <text:p text:style-name="P4"><text:span text:style-name="T1">Примечания</text:span>:</text:p>
            <text:list xml:id="list974769446927318657" text:style-name="L2">
              <text:list-item>
                <text:p text:style-name="P8"><text:span text:style-name="T6">Если входным сигналом будет не логический (0 или 1), а действительный (вещественный) сигнал, все ненулевые сигналы рассматриваются блоком как равные единице (Истина, или </text:span><text:span text:style-name="T3">True). </text:span><text:span text:style-name="T6">На выходе блока может быть только 0 или 1.</text:span></text:p>
              </text:list-item>
              <text:list-item>
                <text:p text:style-name="P8"><text:span text:style-name="T6">В среде </text:span><text:span text:style-name="T3">SimInTech</text:span><text:span text:style-name="T6"> логическая единица (Истина или </text:span><text:span text:style-name="T3">True) </text:span><text:span text:style-name="T6">равна 1, логический ноль (Ложь или </text:span><text:span text:style-name="T3">False) </text:span><text:span text:style-name="T6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</dc:title>
    <dc:date>2014-12-16T19:37:24.73</dc:date>
    <meta:generator>OpenOffice/4.1.1$Win32 OpenOffice.org_project/411m6$Build-9775</meta:generator>
    <meta:editing-duration>PT2H15M15S</meta:editing-duration>
    <meta:editing-cycles>93</meta:editing-cycles>
    <meta:document-statistic meta:table-count="1" meta:image-count="2" meta:object-count="4" meta:page-count="1" meta:paragraph-count="14" meta:word-count="87" meta:character-count="53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n>...</mn>
                    <mi/>
                    <mi>И</mi>
                    <mi/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остальных</mi>
                    <mi mathvariant="italic">случаях</mi>
                    <mrow>
                      <mo stretchy="false">(</mo>
                      <mrow>
                        <mi mathvariant="italic">если</mi>
                        <mi mathvariant="italic">хотя</mi>
                        <mi mathvariant="italic">бы</mi>
                        <mi mathvariant="italic">один</mi>
                        <mi mathvariant="italic">из</mi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n>0</mn>
                        </mrow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_1(t) = 1 ~И~ u_2(t) = 1 ~И~ ... ~И~ u_n(t) = 1; #
alignl 0, ~ в остальных случаях (если хотя бы один из u_i(t) = 0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